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1012" officeooo:paragraph-rsid="00061012"/>
    </style:style>
    <style:style style:name="P2" style:family="paragraph" style:parent-style-name="Standard">
      <style:text-properties officeooo:rsid="0007e00f" officeooo:paragraph-rsid="0007e00f"/>
    </style:style>
    <style:style style:name="P3" style:family="paragraph" style:parent-style-name="Standard">
      <style:text-properties officeooo:rsid="000a95e1" officeooo:paragraph-rsid="000a95e1"/>
    </style:style>
    <style:style style:name="P4" style:family="paragraph" style:parent-style-name="Heading_20_1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Wild wild everything </text:h>
      <text:p text:style-name="P1"/>
      <text:p text:style-name="P1">USA</text:p>
      <text:p text:style-name="P1"/>
      <text:p text:style-name="P2">West to east</text:p>
      <text:p text:style-name="P2">North to south</text:p>
      <text:p text:style-name="P2"/>
      <text:p text:style-name="P3">and from the south of USA she went into Mexico.</text:p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5T10:41:05.961197667</meta:creation-date>
    <dc:date>2025-12-30T10:48:13.678042794</dc:date>
    <meta:editing-duration>PT2M45S</meta:editing-duration>
    <meta:editing-cycles>5</meta:editing-cycles>
    <meta:generator>LibreOffice/24.2.7.2$Linux_X86_64 LibreOffice_project/420$Build-2</meta:generator>
    <meta:document-statistic meta:table-count="0" meta:image-count="0" meta:object-count="0" meta:page-count="1" meta:paragraph-count="5" meta:word-count="20" meta:character-count="97" meta:non-whitespace-character-count="81"/>
  </office:meta>
</office:document-meta>
</file>